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OleObj41" manifest:media-type="application/octet-stream"/>
  <manifest:file-entry manifest:full-path="OleObj42" manifest:media-type="application/octet-stream"/>
  <manifest:file-entry manifest:full-path="OleObj43" manifest:media-type="application/octet-stream"/>
  <manifest:file-entry manifest:full-path="OleObj44" manifest:media-type="application/octet-stream"/>
  <manifest:file-entry manifest:full-path="OleObj45" manifest:media-type="application/octet-stream"/>
  <manifest:file-entry manifest:full-path="OleObj46" manifest:media-type="application/octet-stream"/>
  <manifest:file-entry manifest:full-path="OleObj47" manifest:media-type="application/octet-stream"/>
  <manifest:file-entry manifest:full-path="OleObj48" manifest:media-type="application/octet-stream"/>
  <manifest:file-entry manifest:full-path="OleObj4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4.00pt" fo:font-weight="bold" fo:font-family="'Segoe UI Symbol'" style:font-family-asian="'Segoe UI Symbol'" style:font-family-complex="'Segoe UI Symbol'" fo:background-color="transparent" fo:color="#000000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3.00pt" fo:font-weight="normal" fo:font-family="Cambria" style:font-family-asian="Cambria" style:font-family-complex="Cambria" fo:background-color="transparent" fo:color="#365f91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14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14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1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1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7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7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7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8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9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2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2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3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2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4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50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50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50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50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4.00pt" fo:font-weight="normal" fo:font-family="'Liberation Mono'" style:font-family-asian="'Liberation Mono'" style:font-family-complex="'Liberation Mono'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center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2" style:family="paragraph">
      <style:paragraph-properties fo:line-height="120.00%" fo:text-align="left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3" style:family="paragraph">
      <style:paragraph-properties fo:line-height="120.00%" fo:text-align="center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4" style:family="paragraph">
      <style:paragraph-properties fo:line-height="120.00%" fo:text-align="left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5" style:family="paragraph">
      <style:paragraph-properties fo:line-height="120.00%" fo:text-align="center">
        <style:tab-stops>
          <style:tab-stop style:position="201.00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6" style:family="paragraph">
      <style:paragraph-properties fo:line-height="120.00%" fo:text-align="center">
        <style:tab-stops>
          <style:tab-stop style:position="219.75pt"/>
          <style:tab-stop style:position="222.75pt"/>
          <style:tab-stop style:position="237.00pt"/>
          <style:tab-stop style:position="292.50pt"/>
        </style:tab-stops>
      </style:paragraph-properties>
    </style:style>
    <style:style style:name="P7" style:family="paragraph">
      <style:paragraph-properties fo:line-height="100.00%" fo:text-align="left" fo:margin-top="2.00pt"/>
    </style:style>
    <style:style style:name="P8" style:family="paragraph">
      <style:paragraph-properties fo:line-height="115.00%" fo:text-align="left" fo:margin-bottom="7.00pt"/>
    </style:style>
    <text:list-style style:name="L9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00.00%" fo:text-align="left" fo:margin-bottom="7.00pt"/>
    </style:style>
    <style:style style:name="P12" style:family="paragraph">
      <style:paragraph-properties fo:line-height="115.00%" fo:text-align="left" fo:margin-bottom="7.00pt"/>
    </style:style>
    <text:list-style style:name="L1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7.00pt"/>
    </style:style>
    <style:style style:name="P14" style:family="paragraph">
      <style:paragraph-properties fo:line-height="115.00%" fo:text-align="left" fo:margin-bottom="7.00pt"/>
    </style:style>
    <text:list-style style:name="L1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15.00%" fo:text-align="left" fo:margin-left="35.45pt" fo:text-indent="0.00pt"/>
    </style:style>
    <style:style style:name="P17" style:family="paragraph">
      <style:paragraph-properties fo:line-height="115.00%" fo:text-align="left"/>
    </style:style>
    <text:list-style style:name="L18">
      <text:list-level-style-bullet text:level="1" text:bullet-char="•">
        <style:list-level-properties text:space-before="56.75pt" text:min-label-width="14.15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 fo:margin-left="70.90pt" fo:text-indent="0.00pt"/>
    </style:style>
    <text:list-style style:name="L20">
      <text:list-level-style-bullet text:level="1" text:bullet-char="•">
        <style:list-level-properties text:space-before="56.75pt" text:min-label-width="14.15pt"/>
        <style:text-properties fo:font-family="Symbol"/>
      </text:list-level-style-bullet>
    </text:list-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 fo:margin-left="35.45pt" fo:text-indent="-14.15pt" fo:margin-bottom="7.00pt"/>
    </style:style>
    <text:list-style style:name="L2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15.00%" fo:text-align="left" fo:margin-left="35.45pt" fo:text-indent="0.00pt" fo:margin-bottom="7.00pt"/>
    </style:style>
    <text:list-style style:name="L2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5" style:family="paragraph">
      <style:paragraph-properties fo:line-height="115.00%" fo:text-align="left" fo:margin-bottom="7.00pt"/>
    </style:style>
    <style:style style:name="P26" style:family="paragraph">
      <style:paragraph-properties fo:line-height="115.00%" fo:text-align="left" fo:margin-left="35.45pt" fo:text-indent="0.00pt" fo:margin-bottom="7.00pt"/>
    </style:style>
    <style:style style:name="P27" style:family="paragraph">
      <style:paragraph-properties fo:line-height="115.00%" fo:text-align="left" fo:margin-bottom="7.00pt"/>
    </style:style>
    <text:list-style style:name="L2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8" style:family="paragraph">
      <style:paragraph-properties fo:line-height="115.00%" fo:text-align="left" fo:margin-bottom="7.00pt"/>
    </style:style>
    <style:style style:name="P29" style:family="paragraph">
      <style:paragraph-properties fo:line-height="115.00%" fo:text-align="left" fo:margin-left="35.45pt" fo:text-indent="0.00pt" fo:margin-bottom="7.00pt"/>
    </style:style>
    <style:style style:name="P30" style:family="paragraph">
      <style:paragraph-properties fo:line-height="115.00%" fo:text-align="left" fo:margin-bottom="7.00pt"/>
    </style:style>
    <text:list-style style:name="L3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1" style:family="paragraph">
      <style:paragraph-properties fo:line-height="115.00%" fo:text-align="left" fo:margin-bottom="7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/>
    </style:style>
    <text:list-style style:name="L3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4" style:family="paragraph">
      <style:paragraph-properties fo:line-height="115.00%" fo:text-align="left" fo:margin-bottom="7.00pt"/>
    </style:style>
    <style:style style:name="P35" style:family="paragraph">
      <style:paragraph-properties fo:line-height="115.00%" fo:text-align="left"/>
    </style:style>
  </office:automatic-styles>
  <office:body>
    <office:text>
      <text:p text:style-name="P1"><text:span text:style-name="T1">МИНИСТЕРСТВО НАУКИ И ВЫСШЕГО ОБРАЗОВАНИЯ<text:line-break/>РОССИЙСКОЙ ФЕДЕРАЦИИ</text:span></text:p>
      <text:p text:style-name="P1"><text:span text:style-name="T1">Федеральное государственное автономное образовательное учреждение <text:line-break/>высшего образования</text:span></text:p>
      <text:p text:style-name="P1"><text:span text:style-name="T2">«</text:span><text:span text:style-name="T3">КРЫМСКИЙ ФЕДЕРАЛЬНЫЙ УНИВЕРСИТЕТ им. В. И. ВЕРНАДСКОГО</text:span><text:span text:style-name="T4">»</text:span></text:p>
      <text:p text:style-name="P1"><text:span text:style-name="T5">ФИЗИКО-ТЕХНИЧЕСКИЙ ИНСТИТУТ</text:span></text:p>
      <text:p text:style-name="P1"><text:span text:style-name="T5">Кафедра компьютерной инженерии и моделирования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2"><text:span text:style-name="T6"/></text:p>
      <text:p text:style-name="P3"><text:span text:style-name="T7">ОТЧЕТ ПО ПРАКТИЧЕСКОМУ ЗАДАН</text:span><text:span text:style-name="T8">ИЮ<text:s/></text:span><text:span text:style-name="T9">№</text:span><text:span text:style-name="T10">4</text:span></text:p>
      <text:p text:style-name="P3"><text:span text:style-name="T11">«</text:span><text:span text:style-name="T12">Организационная структура операционной системы MS-DOS</text:span><text:span text:style-name="T13">»</text:span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3"><text:span text:style-name="T15">Практическая работа</text:span></text:p>
      <text:p text:style-name="P3"><text:span text:style-name="T15">по дисциплине<text:s/></text:span><text:span text:style-name="T16">«</text:span><text:span text:style-name="T17">Операционные системы</text:span><text:span text:style-name="T18">» </text:span></text:p>
      <text:p text:style-name="P3"><text:span text:style-name="T19">студента 1 курса группы ПИ-б-о-231(2)</text:span></text:p>
      <text:p text:style-name="P3"><text:span text:style-name="T19">Покидько Максим Сергеевич</text:span></text:p>
      <text:p text:style-name="P3"><text:span text:style-name="T20"/></text:p>
      <text:p text:style-name="P3"><text:span text:style-name="T21"><text:s/>«</text:span><text:span text:style-name="T22">Программная инженерия</text:span><text:span text:style-name="T23">» </text:span></text:p>
      <text:p text:style-name="P3"><text:span text:style-name="T24"/></text:p>
      <text:p text:style-name="P3"><text:span text:style-name="T24"/></text:p>
      <text:p text:style-name="P4"><text:span text:style-name="T24"/></text:p>
      <text:p text:style-name="P4"><text:span text:style-name="T24"/></text:p>
      <text:p text:style-name="P5"><text:span text:style-name="T24"/></text:p>
      <text:p text:style-name="P5"><text:span text:style-name="T24"/></text:p>
      <text:p text:style-name="P5"><text:span text:style-name="T24"/></text:p>
      <text:p text:style-name="P5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5">Симферополь,<text:s text:c="2"/>2024</text:span></text:p>
      <text:p text:style-name="P7"><text:span text:style-name="T26">Задания к практической работе</text:span></text:p>
      <text:p text:style-name="P8"><text:span text:style-name="T27"/></text:p>
      <text:list text:style-name="L9">
        <text:list-item>
          <text:p text:style-name="P9"><text:span text:style-name="T28">Запустим bk virt-manager и создаим виртуальную машину, а именно файлы xml и диск, который будет использоваться virsh.</text:span></text:p>
        </text:list-item>
      </text:list>
      <text:p text:style-name="P10"><text:span text:style-name="T29"/></text:p>
      <text:p text:style-name="P10"><text:span text:style-name="T30">Файл xml будет храниться в<text:s/></text:span><text:span text:style-name="T31">etc/</text:span><text:span text:style-name="T32">libvirt/qemu, создам vm с помощью virsh</text:span></text:p>
      <text:p text:style-name="P11"><draw:frame text:anchor-type="as-char" svg:width="153.19mm" svg:height="7.67mm" style:rel-width="scale" style:rel-height="scale"><draw:object-ole xlink:href="OleObj1"/><draw:image xlink:href="ObjectReplacements/OleObj1"/></draw:frame><text:span text:style-name="T33"/></text:p>
      <text:p text:style-name="P12"><text:span text:style-name="T33"/></text:p>
      <text:list text:style-name="L13">
        <text:list-item>
          <text:p text:style-name="P13"><text:span text:style-name="T34">Установил MS-DOS 4.1<text:s text:c="2"/>с псевдографическим интерфейсом shell</text:span></text:p>
        </text:list-item>
      </text:list>
      <text:p text:style-name="P14"><draw:frame text:anchor-type="as-char" svg:width="169.86mm" svg:height="112.98mm" style:rel-width="scale" style:rel-height="scale"><draw:object-ole xlink:href="OleObj2"/><draw:image xlink:href="ObjectReplacements/OleObj2"/></draw:frame><text:span text:style-name="T35"/></text:p>
      <text:p text:style-name="P14"><draw:frame text:anchor-type="as-char" svg:width="169.86mm" svg:height="105.83mm" style:rel-width="scale" style:rel-height="scale"><draw:object-ole xlink:href="OleObj3"/><draw:image xlink:href="ObjectReplacements/OleObj3"/></draw:frame><text:span text:style-name="T35"/></text:p>
      <text:p text:style-name="P14"><draw:frame text:anchor-type="as-char" svg:width="169.86mm" svg:height="101.86mm" style:rel-width="scale" style:rel-height="scale"><draw:object-ole xlink:href="OleObj4"/><draw:image xlink:href="ObjectReplacements/OleObj4"/></draw:frame><text:span text:style-name="T35"/></text:p>
      <text:p text:style-name="P14"><draw:frame text:anchor-type="as-char" svg:width="169.86mm" svg:height="104.51mm" style:rel-width="scale" style:rel-height="scale"><draw:object-ole xlink:href="OleObj5"/><draw:image xlink:href="ObjectReplacements/OleObj5"/></draw:frame><draw:frame text:anchor-type="as-char" svg:width="169.86mm" svg:height="104.51mm" style:rel-width="scale" style:rel-height="scale"><draw:object-ole xlink:href="OleObj6"/><draw:image xlink:href="ObjectReplacements/OleObj6"/></draw:frame><text:span text:style-name="T35"/></text:p>
      <text:p text:style-name="P14"><draw:frame text:anchor-type="as-char" svg:width="169.86mm" svg:height="100.54mm" style:rel-width="scale" style:rel-height="scale"><draw:object-ole xlink:href="OleObj7"/><draw:image xlink:href="ObjectReplacements/OleObj7"/></draw:frame><text:span text:style-name="T35"/></text:p>
      <text:p text:style-name="P14"><draw:frame text:anchor-type="as-char" svg:width="169.86mm" svg:height="102.13mm" style:rel-width="scale" style:rel-height="scale"><draw:object-ole xlink:href="OleObj8"/><draw:image xlink:href="ObjectReplacements/OleObj8"/></draw:frame><text:span text:style-name="T35"/></text:p>
      <text:p text:style-name="P14"><draw:frame text:anchor-type="as-char" svg:width="169.86mm" svg:height="106.63mm" style:rel-width="scale" style:rel-height="scale"><draw:object-ole xlink:href="OleObj9"/><draw:image xlink:href="ObjectReplacements/OleObj9"/></draw:frame><text:span text:style-name="T35"/></text:p>
      <text:p text:style-name="P14"><draw:frame text:anchor-type="as-char" svg:width="169.86mm" svg:height="100.01mm" style:rel-width="scale" style:rel-height="scale"><draw:object-ole xlink:href="OleObj10"/><draw:image xlink:href="ObjectReplacements/OleObj10"/></draw:frame><text:span text:style-name="T35"/></text:p>
      <text:p text:style-name="P14"><draw:frame text:anchor-type="as-char" svg:width="169.86mm" svg:height="97.63mm" style:rel-width="scale" style:rel-height="scale"><draw:object-ole xlink:href="OleObj11"/><draw:image xlink:href="ObjectReplacements/OleObj11"/></draw:frame><text:span text:style-name="T35"/></text:p>
      <text:p text:style-name="P14"><draw:frame text:anchor-type="as-char" svg:width="169.86mm" svg:height="105.57mm" style:rel-width="scale" style:rel-height="scale"><draw:object-ole xlink:href="OleObj12"/><draw:image xlink:href="ObjectReplacements/OleObj12"/></draw:frame><text:span text:style-name="T35"/></text:p>
      <text:p text:style-name="P14"><draw:frame text:anchor-type="as-char" svg:width="169.86mm" svg:height="102.66mm" style:rel-width="scale" style:rel-height="scale"><draw:object-ole xlink:href="OleObj13"/><draw:image xlink:href="ObjectReplacements/OleObj13"/></draw:frame><text:span text:style-name="T35"/></text:p>
      <text:p text:style-name="P14"><draw:frame text:anchor-type="as-char" svg:width="169.86mm" svg:height="99.22mm" style:rel-width="scale" style:rel-height="scale"><draw:object-ole xlink:href="OleObj14"/><draw:image xlink:href="ObjectReplacements/OleObj14"/></draw:frame><text:span text:style-name="T35"/></text:p>
      <text:p text:style-name="P14"><draw:frame text:anchor-type="as-char" svg:width="169.86mm" svg:height="97.90mm" style:rel-width="scale" style:rel-height="scale"><draw:object-ole xlink:href="OleObj15"/><draw:image xlink:href="ObjectReplacements/OleObj15"/></draw:frame><text:span text:style-name="T35"/></text:p>
      <text:p text:style-name="P14"><draw:frame text:anchor-type="as-char" svg:width="169.86mm" svg:height="101.86mm" style:rel-width="scale" style:rel-height="scale"><draw:object-ole xlink:href="OleObj16"/><draw:image xlink:href="ObjectReplacements/OleObj16"/></draw:frame><text:span text:style-name="T35"/></text:p>
      <text:p text:style-name="P14"><draw:frame text:anchor-type="as-char" svg:width="169.86mm" svg:height="103.72mm" style:rel-width="scale" style:rel-height="scale"><draw:object-ole xlink:href="OleObj17"/><draw:image xlink:href="ObjectReplacements/OleObj17"/></draw:frame><text:span text:style-name="T35"/></text:p>
      <text:p text:style-name="P14"><draw:frame text:anchor-type="as-char" svg:width="169.86mm" svg:height="100.81mm" style:rel-width="scale" style:rel-height="scale"><draw:object-ole xlink:href="OleObj18"/><draw:image xlink:href="ObjectReplacements/OleObj18"/></draw:frame><text:span text:style-name="T35"/></text:p>
      <text:p text:style-name="P14"><draw:frame text:anchor-type="as-char" svg:width="169.86mm" svg:height="97.37mm" style:rel-width="scale" style:rel-height="scale"><draw:object-ole xlink:href="OleObj19"/><draw:image xlink:href="ObjectReplacements/OleObj19"/></draw:frame><text:span text:style-name="T35"/></text:p>
      <text:p text:style-name="P14"><draw:frame text:anchor-type="as-char" svg:width="169.86mm" svg:height="100.28mm" style:rel-width="scale" style:rel-height="scale"><draw:object-ole xlink:href="OleObj20"/><draw:image xlink:href="ObjectReplacements/OleObj20"/></draw:frame><text:span text:style-name="T35"/></text:p>
      <text:p text:style-name="P14"><draw:frame text:anchor-type="as-char" svg:width="169.86mm" svg:height="100.54mm" style:rel-width="scale" style:rel-height="scale"><draw:object-ole xlink:href="OleObj21"/><draw:image xlink:href="ObjectReplacements/OleObj21"/></draw:frame><text:span text:style-name="T35"/></text:p>
      <text:p text:style-name="P14"><draw:frame text:anchor-type="as-char" svg:width="169.86mm" svg:height="98.43mm" style:rel-width="scale" style:rel-height="scale"><draw:object-ole xlink:href="OleObj22"/><draw:image xlink:href="ObjectReplacements/OleObj22"/></draw:frame><text:span text:style-name="T35"/></text:p>
      <text:p text:style-name="P14"><draw:frame text:anchor-type="as-char" svg:width="169.86mm" svg:height="102.39mm" style:rel-width="scale" style:rel-height="scale"><draw:object-ole xlink:href="OleObj23"/><draw:image xlink:href="ObjectReplacements/OleObj23"/></draw:frame><text:span text:style-name="T35"/></text:p>
      <text:p text:style-name="P14"><draw:frame text:anchor-type="as-char" svg:width="169.86mm" svg:height="110.60mm" style:rel-width="scale" style:rel-height="scale"><draw:object-ole xlink:href="OleObj24"/><draw:image xlink:href="ObjectReplacements/OleObj24"/></draw:frame><text:span text:style-name="T35"/></text:p>
      <text:p text:style-name="P14"><draw:frame text:anchor-type="as-char" svg:width="169.86mm" svg:height="110.86mm" style:rel-width="scale" style:rel-height="scale"><draw:object-ole xlink:href="OleObj25"/><draw:image xlink:href="ObjectReplacements/OleObj25"/></draw:frame><text:span text:style-name="T35"/></text:p>
      <text:p text:style-name="P14"><draw:frame text:anchor-type="as-char" svg:width="169.86mm" svg:height="95.25mm" style:rel-width="scale" style:rel-height="scale"><draw:object-ole xlink:href="OleObj26"/><draw:image xlink:href="ObjectReplacements/OleObj26"/></draw:frame><text:span text:style-name="T36">Поставил драйвера на мышь</text:span></text:p>
      <text:p text:style-name="P14"><draw:frame text:anchor-type="as-char" svg:width="169.86mm" svg:height="94.19mm" style:rel-width="scale" style:rel-height="scale"><draw:object-ole xlink:href="OleObj27"/><draw:image xlink:href="ObjectReplacements/OleObj27"/></draw:frame><text:span text:style-name="T37"/></text:p>
      <text:list text:style-name="L15">
        <text:list-item>
          <text:p text:style-name="P15"><text:span text:style-name="T38">Познакомьтесь и продемонстрируйте действия основных команд по работе с файлами для их:</text:span></text:p>
        </text:list-item>
        <text:list-item>
          <text:p text:style-name="P16"><text:span text:style-name="T38">создания; </text:span></text:p>
        </text:list-item>
      </text:list>
      <text:p text:style-name="P17"><draw:frame text:anchor-type="as-char" svg:width="116.68mm" svg:height="109.27mm" style:rel-width="scale" style:rel-height="scale"><draw:object-ole xlink:href="OleObj28"/><draw:image xlink:href="ObjectReplacements/OleObj28"/></draw:frame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draw:frame text:anchor-type="as-char" svg:width="129.91mm" svg:height="115.62mm" style:rel-width="scale" style:rel-height="scale"><draw:object-ole xlink:href="OleObj29"/><draw:image xlink:href="ObjectReplacements/OleObj29"/></draw:frame><text:span text:style-name="T39"/></text:p>
      <text:p text:style-name="P17"><text:span text:style-name="T39"/></text:p>
      <text:p text:style-name="P17"><text:span text:style-name="T39"/></text:p>
      <text:list text:style-name="L18">
        <text:list-item>
          <text:p text:style-name="P18"><text:span text:style-name="T40">удаления;</text:span></text:p>
        </text:list-item>
      </text:list>
      <text:p text:style-name="P19"><text:span text:style-name="T41"><text:s text:c="2"/></text:span><draw:frame text:anchor-type="as-char" svg:width="108.74mm" svg:height="20.64mm" style:rel-width="scale" style:rel-height="scale"><draw:object-ole xlink:href="OleObj30"/><draw:image xlink:href="ObjectReplacements/OleObj30"/></draw:frame><text:span text:style-name="T41"/></text:p>
      <text:list text:style-name="L20">
        <text:list-item>
          <text:p text:style-name="P20"><text:span text:style-name="T42">восстановления; <text:line-break/></text:span></text:p>
        </text:list-item>
        <text:list-item>
          <text:p text:style-name="P20"><text:span text:style-name="T42">переименования;</text:span></text:p>
        </text:list-item>
      </text:list>
      <text:p text:style-name="P21"><draw:frame text:anchor-type="as-char" svg:width="110.33mm" svg:height="107.69mm" style:rel-width="scale" style:rel-height="scale"><draw:object-ole xlink:href="OleObj31"/><draw:image xlink:href="ObjectReplacements/OleObj31"/></draw:frame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1"><text:span text:style-name="T43"/></text:p>
      <text:p text:style-name="P22"><text:span text:style-name="T43"/></text:p>
      <text:p text:style-name="P22"><text:span text:style-name="T43"/></text:p>
      <text:list text:style-name="L23">
        <text:list-item>
          <text:p text:style-name="P23"><text:span text:style-name="T44">Вывести расширенный списк файлов корневого каталога.</text:span></text:p>
        </text:list-item>
      </text:list>
      <text:p text:style-name="P24"><text:span text:style-name="T45"/></text:p>
      <text:p text:style-name="P24"><text:span text:style-name="T45"/></text:p>
      <text:p text:style-name="P24"><text:span text:style-name="T45"/></text:p>
      <text:p text:style-name="P24"><draw:frame text:anchor-type="as-char" svg:width="105.04mm" svg:height="81.49mm" style:rel-width="scale" style:rel-height="scale"><draw:object-ole xlink:href="OleObj32"/><draw:image xlink:href="ObjectReplacements/OleObj32"/></draw:frame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p text:style-name="P24"><text:span text:style-name="T45"/></text:p>
      <text:list text:style-name="L25">
        <text:list-item>
          <text:p text:style-name="P25"><text:span text:style-name="T46">Установить Digger. Проверьте его работоспособность. При возникновении ошибок в работе приложения<text:s/></text:span><text:span text:style-name="T47">–</text:span><text:span text:style-name="T48"><text:s/></text:span><text:span text:style-name="T49">их устранить!</text:span></text:p>
        </text:list-item>
      </text:list>
      <text:p text:style-name="P26"><text:span text:style-name="T49">Нашел дискету с exeшником и запустил</text:span></text:p>
      <text:p text:style-name="P27"><draw:frame text:anchor-type="as-char" svg:width="169.86mm" svg:height="96.84mm" style:rel-width="scale" style:rel-height="scale"><draw:object-ole xlink:href="OleObj33"/><draw:image xlink:href="ObjectReplacements/OleObj33"/></draw:frame><text:span text:style-name="T50"/></text:p>
      <text:p text:style-name="P27"><draw:frame text:anchor-type="as-char" svg:width="165.89mm" svg:height="103.98mm" style:rel-width="scale" style:rel-height="scale"><draw:object-ole xlink:href="OleObj34"/><draw:image xlink:href="ObjectReplacements/OleObj34"/></draw:frame><text:span text:style-name="T50"/></text:p>
      <text:list text:style-name="L28">
        <text:list-item>
          <text:p text:style-name="P28"><text:span text:style-name="T51">Запустить любое другое игровое приложение, например, всеми известный DOOM, Carmageddon, Hehen или Xeretic. Проверить работоспособность, пройдя первый уровень. </text:span></text:p>
        </text:list-item>
      </text:list>
      <text:p text:style-name="P29"><draw:frame text:anchor-type="as-char" svg:width="162.45mm" svg:height="90.49mm" style:rel-width="scale" style:rel-height="scale"><draw:object-ole xlink:href="OleObj35"/><draw:image xlink:href="ObjectReplacements/OleObj35"/></draw:frame><text:span text:style-name="T52"/></text:p>
      <text:p text:style-name="P30"><draw:frame text:anchor-type="as-char" svg:width="169.86mm" svg:height="94.99mm" style:rel-width="scale" style:rel-height="scale"><draw:object-ole xlink:href="OleObj36"/><draw:image xlink:href="ObjectReplacements/OleObj36"/></draw:frame><text:span text:style-name="T52"/></text:p>
      <text:p text:style-name="P30"><draw:frame text:anchor-type="as-char" svg:width="169.86mm" svg:height="97.63mm" style:rel-width="scale" style:rel-height="scale"><draw:object-ole xlink:href="OleObj37"/><draw:image xlink:href="ObjectReplacements/OleObj37"/></draw:frame><text:span text:style-name="T52"/></text:p>
      <text:p text:style-name="P30"><draw:frame text:anchor-type="as-char" svg:width="169.86mm" svg:height="90.49mm" style:rel-width="scale" style:rel-height="scale"><draw:object-ole xlink:href="OleObj38"/><draw:image xlink:href="ObjectReplacements/OleObj38"/></draw:frame><text:span text:style-name="T52"/></text:p>
      <text:p text:style-name="P30"><draw:frame text:anchor-type="as-char" svg:width="169.60mm" svg:height="106.63mm" style:rel-width="scale" style:rel-height="scale"><draw:object-ole xlink:href="OleObj39"/><draw:image xlink:href="ObjectReplacements/OleObj39"/></draw:frame><text:span text:style-name="T52"/></text:p>
      <text:p text:style-name="P30"><draw:frame text:anchor-type="as-char" svg:width="163.25mm" svg:height="102.92mm" style:rel-width="scale" style:rel-height="scale"><draw:object-ole xlink:href="OleObj40"/><draw:image xlink:href="ObjectReplacements/OleObj40"/></draw:frame><text:span text:style-name="T52"/></text:p>
      <text:p text:style-name="P30"><draw:frame text:anchor-type="as-char" svg:width="169.86mm" svg:height="108.21mm" style:rel-width="scale" style:rel-height="scale"><draw:object-ole xlink:href="OleObj41"/><draw:image xlink:href="ObjectReplacements/OleObj41"/></draw:frame><text:span text:style-name="T52"/></text:p>
      <text:list text:style-name="L31">
        <text:list-item>
          <text:p text:style-name="P31"><text:span text:style-name="T53">Произвести инсталяцию графической оболочки "Microsoft Windows 3.11 for Workgroups". Проверить возможность реализации многозадачности в ОС.</text:span><text:span text:style-name="T54"/></text:p>
        </text:list-item>
      </text:list>
      <text:p text:style-name="P32"><text:span text:style-name="T55">после того как закинул папку с виндой размонтировал диск командой umount</text:span></text:p>
      <text:p text:style-name="P32"><draw:frame text:anchor-type="as-char" svg:width="164.31mm" svg:height="91.28mm" style:rel-width="scale" style:rel-height="scale"><draw:object-ole xlink:href="OleObj42"/><draw:image xlink:href="ObjectReplacements/OleObj42"/></draw:frame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draw:frame text:anchor-type="as-char" svg:width="169.86mm" svg:height="94.19mm" style:rel-width="scale" style:rel-height="scale"><draw:object-ole xlink:href="OleObj43"/><draw:image xlink:href="ObjectReplacements/OleObj43"/></draw:frame><text:span text:style-name="T56"/></text:p>
      <text:p text:style-name="P32"><text:span text:style-name="T56"/></text:p>
      <text:p text:style-name="P32"><draw:frame text:anchor-type="as-char" svg:width="169.86mm" svg:height="92.60mm" style:rel-width="scale" style:rel-height="scale"><draw:object-ole xlink:href="OleObj44"/><draw:image xlink:href="ObjectReplacements/OleObj44"/></draw:frame><text:span text:style-name="T56"/></text:p>
      <text:p text:style-name="P32"><draw:frame text:anchor-type="as-char" svg:width="169.86mm" svg:height="90.22mm" style:rel-width="scale" style:rel-height="scale"><draw:object-ole xlink:href="OleObj45"/><draw:image xlink:href="ObjectReplacements/OleObj45"/></draw:frame><text:span text:style-name="T56"/></text:p>
      <text:p text:style-name="P32"><text:span text:style-name="T56"/></text:p>
      <text:p text:style-name="P32"><text:span text:style-name="T56"/></text:p>
      <text:p text:style-name="P32"><draw:frame text:anchor-type="as-char" svg:width="162.19mm" svg:height="121.97mm" style:rel-width="scale" style:rel-height="scale"><draw:object-ole xlink:href="OleObj46"/><draw:image xlink:href="ObjectReplacements/OleObj46"/></draw:frame><text:span text:style-name="T56"/></text:p>
      <text:p text:style-name="P32"><text:span text:style-name="T56"/></text:p>
      <text:p text:style-name="P32"><text:span text:style-name="T56"/></text:p>
      <text:p text:style-name="P32"><text:span text:style-name="T56"/></text:p>
      <text:p text:style-name="P32"><draw:frame text:anchor-type="as-char" svg:width="168.28mm" svg:height="124.88mm" style:rel-width="scale" style:rel-height="scale"><draw:object-ole xlink:href="OleObj47"/><draw:image xlink:href="ObjectReplacements/OleObj47"/></draw:frame><text:span text:style-name="T56"/></text:p>
      <text:p text:style-name="P32"><text:span text:style-name="T56"/></text:p>
      <text:p text:style-name="P32"><draw:frame text:anchor-type="as-char" svg:width="165.89mm" svg:height="121.18mm" style:rel-width="scale" style:rel-height="scale"><draw:object-ole xlink:href="OleObj48"/><draw:image xlink:href="ObjectReplacements/OleObj48"/></draw:frame><text:span text:style-name="T56"/></text:p>
      <text:p text:style-name="P32"><draw:frame text:anchor-type="as-char" svg:width="164.31mm" svg:height="130.44mm" style:rel-width="scale" style:rel-height="scale"><draw:object-ole xlink:href="OleObj49"/><draw:image xlink:href="ObjectReplacements/OleObj49"/></draw:frame><text:span text:style-name="T56"/></text:p>
      <text:p text:style-name="P32"><text:span text:style-name="T56"/></text:p>
      <text:p text:style-name="P32"><text:span text:style-name="T56"/></text:p>
      <text:p text:style-name="P33"><text:span text:style-name="T57"><text:tab/></text:span><text:span text:style-name="T58">Можно</text:span><text:span text:style-name="T59"><text:s/></text:span><text:span text:style-name="T60">ли</text:span><text:span text:style-name="T61"><text:s/></text:span><text:span text:style-name="T62">посмотреть</text:span><text:span text:style-name="T63"><text:s/></text:span><text:span text:style-name="T64">в</text:span><text:span text:style-name="T65"><text:s/></text:span><text:span text:style-name="T66">ОС</text:span><text:span text:style-name="T67"><text:s/>DOS<text:s/></text:span><text:span text:style-name="T68">список</text:span><text:span text:style-name="T69"><text:s/></text:span><text:span text:style-name="T70">процессов</text:span><text:span text:style-name="T71">?</text:span><text:span text:style-name="T72"><text:line-break/></text:span><text:span text:style-name="T73">В</text:span><text:span text:style-name="T74"><text:s/></text:span><text:span text:style-name="T75">операционной</text:span><text:span text:style-name="T76"><text:s/></text:span><text:span text:style-name="T77">системе</text:span><text:span text:style-name="T78"><text:s/>DOS<text:s/></text:span><text:span text:style-name="T79">нет</text:span><text:span text:style-name="T80"><text:s/></text:span><text:span text:style-name="T81">понятия</text:span><text:span text:style-name="T82"><text:s/>"</text:span><text:span text:style-name="T83">процесса</text:span><text:span text:style-name="T84">"<text:s/></text:span><text:span text:style-name="T85">в</text:span><text:span text:style-name="T86"><text:s/></text:span><text:span text:style-name="T87">современном</text:span><text:span text:style-name="T88"><text:s/></text:span><text:span text:style-name="T89">смысле</text:span><text:span text:style-name="T90">,<text:s/></text:span><text:span text:style-name="T91">как</text:span><text:span text:style-name="T92"><text:s/></text:span><text:span text:style-name="T93">в</text:span><text:span text:style-name="T94"><text:s/></text:span><text:span text:style-name="T95">операционных</text:span><text:span text:style-name="T96"><text:s/></text:span><text:span text:style-name="T97">системах</text:span><text:span text:style-name="T98"><text:s/></text:span><text:span text:style-name="T99">с</text:span><text:span text:style-name="T100"><text:s/></text:span><text:span text:style-name="T101">многозадачностью</text:span><text:span text:style-name="T102">. DOS -<text:s/></text:span><text:span text:style-name="T103">это</text:span><text:span text:style-name="T104"><text:s/></text:span><text:span text:style-name="T105">однозадачная</text:span><text:span text:style-name="T106"><text:s/></text:span><text:span text:style-name="T107">операционная</text:span><text:span text:style-name="T108"><text:s/></text:span><text:span text:style-name="T109">система</text:span><text:span text:style-name="T110">,<text:s/></text:span><text:span text:style-name="T111">она</text:span><text:span text:style-name="T112"><text:s/></text:span><text:span text:style-name="T113">выполняет</text:span><text:span text:style-name="T114"><text:s/></text:span><text:span text:style-name="T115">только</text:span><text:span text:style-name="T116"><text:s/></text:span><text:span text:style-name="T117">одну</text:span><text:span text:style-name="T118"><text:s/></text:span><text:span text:style-name="T119">задачу</text:span><text:span text:style-name="T120"><text:s/></text:span><text:span text:style-name="T121">в</text:span><text:span text:style-name="T122"><text:s/></text:span><text:span text:style-name="T123">любой</text:span><text:span text:style-name="T124"><text:s/></text:span><text:span text:style-name="T125">момент</text:span><text:span text:style-name="T126"><text:s/></text:span><text:span text:style-name="T127">времени</text:span><text:span text:style-name="T128">.<text:s/></text:span><text:span text:style-name="T129">Поэтому</text:span><text:span text:style-name="T130"><text:s/></text:span><text:span text:style-name="T131">нет</text:span><text:span text:style-name="T132"><text:s/></text:span><text:span text:style-name="T133">такой</text:span><text:span text:style-name="T134"><text:s/></text:span><text:span text:style-name="T135">функции</text:span><text:span text:style-name="T136">,<text:s/></text:span><text:span text:style-name="T137">как</text:span><text:span text:style-name="T138"><text:s/></text:span><text:span text:style-name="T139">просмотр</text:span><text:span text:style-name="T140"><text:s/></text:span><text:span text:style-name="T141">списка</text:span><text:span text:style-name="T142"><text:s/></text:span><text:span text:style-name="T143">процессов</text:span><text:span text:style-name="T144">.</text:span></text:p>
      <text:list text:style-name="L34">
        <text:list-item>
          <text:p text:style-name="P34"><text:span text:style-name="T145">Что</text:span><text:span text:style-name="T146"><text:s/></text:span><text:span text:style-name="T147">означает</text:span><text:span text:style-name="T148"><text:s/></text:span><text:span text:style-name="T149">команда</text:span><text:span text:style-name="T150"><text:s/>/?</text:span><text:span text:style-name="T151"><text:line-break/></text:span><text:span text:style-name="T152">В</text:span><text:span text:style-name="T153"><text:s/></text:span><text:span text:style-name="T154">ОС</text:span><text:span text:style-name="T155"><text:s/>DOS<text:s/></text:span><text:span text:style-name="T156">команда</text:span><text:span text:style-name="T157"><text:s/>/?<text:s/></text:span><text:span text:style-name="T158">обычно</text:span><text:span text:style-name="T159"><text:s/></text:span><text:span text:style-name="T160">используется</text:span><text:span text:style-name="T161"><text:s/></text:span><text:span text:style-name="T162">для</text:span><text:span text:style-name="T163"><text:s/></text:span><text:span text:style-name="T164">вывода</text:span><text:span text:style-name="T165"><text:s/></text:span><text:span text:style-name="T166">справочной</text:span><text:span text:style-name="T167"><text:s/></text:span><text:span text:style-name="T168">информации</text:span><text:span text:style-name="T169"><text:s/></text:span><text:span text:style-name="T170">о</text:span><text:span text:style-name="T171"><text:s/></text:span><text:span text:style-name="T172">доступных</text:span><text:span text:style-name="T173"><text:s/></text:span><text:span text:style-name="T174">опциях</text:span><text:span text:style-name="T175"><text:s/></text:span><text:span text:style-name="T176">и</text:span><text:span text:style-name="T177"><text:s/></text:span><text:span text:style-name="T178">параметрах</text:span><text:span text:style-name="T179"><text:s/></text:span><text:span text:style-name="T180">для</text:span><text:span text:style-name="T181"><text:s/></text:span><text:span text:style-name="T182">конкретной</text:span><text:span text:style-name="T183"><text:s/></text:span><text:span text:style-name="T184">команды</text:span><text:span text:style-name="T185">.<text:s/></text:span><text:span text:style-name="T186">Например</text:span><text:span text:style-name="T187">,<text:s/></text:span><text:span text:style-name="T188">если</text:span><text:span text:style-name="T189"><text:s/></text:span><text:span text:style-name="T190">ввести</text:span><text:span text:style-name="T191"><text:s/>DIR /?,<text:s/></text:span><text:span text:style-name="T192">то</text:span><text:span text:style-name="T193"><text:s/></text:span><text:span text:style-name="T194">будет</text:span><text:span text:style-name="T195"><text:s/></text:span><text:span text:style-name="T196">выведена</text:span><text:span text:style-name="T197"><text:s/></text:span><text:span text:style-name="T198">информация</text:span><text:span text:style-name="T199"><text:s/></text:span><text:span text:style-name="T200">о</text:span><text:span text:style-name="T201"><text:s/></text:span><text:span text:style-name="T202">том</text:span><text:span text:style-name="T203">,<text:s/></text:span><text:span text:style-name="T204">как</text:span><text:span text:style-name="T205"><text:s/></text:span><text:span text:style-name="T206">использовать</text:span><text:span text:style-name="T207"><text:s/></text:span><text:span text:style-name="T208">команду</text:span><text:span text:style-name="T209"><text:s/>DIR<text:s/></text:span><text:span text:style-name="T210">и</text:span><text:span text:style-name="T211"><text:s/></text:span><text:span text:style-name="T212">какие</text:span><text:span text:style-name="T213"><text:s/></text:span><text:span text:style-name="T214">у</text:span><text:span text:style-name="T215"><text:s/></text:span><text:span text:style-name="T216">неё</text:span><text:span text:style-name="T217"><text:s/></text:span><text:span text:style-name="T218">есть</text:span><text:span text:style-name="T219"><text:s/></text:span><text:span text:style-name="T220">опции</text:span><text:span text:style-name="T221">.</text:span></text:p>
        </text:list-item>
        <text:list-item>
          <text:p text:style-name="P34"><text:span text:style-name="T222">Что</text:span><text:span text:style-name="T223"><text:s/></text:span><text:span text:style-name="T224">такое</text:span><text:span text:style-name="T225"><text:s/>"PC/GEOS"?</text:span><text:span text:style-name="T226"><text:line-break/>PC/GEOS (Personal Computer/Graphic Environment Operating System) -<text:s/></text:span><text:span text:style-name="T227">это</text:span><text:span text:style-name="T228"><text:s/></text:span><text:span text:style-name="T229">операционная</text:span><text:span text:style-name="T230"><text:s/></text:span><text:span text:style-name="T231">система</text:span><text:span text:style-name="T232"><text:s/></text:span><text:span text:style-name="T233">с</text:span><text:span text:style-name="T234"><text:s/></text:span><text:span text:style-name="T235">графическим</text:span><text:span text:style-name="T236"><text:s/></text:span><text:span text:style-name="T237">интерфейсом</text:span><text:span text:style-name="T238">,<text:s/></text:span><text:span text:style-name="T239">разработанная</text:span><text:span text:style-name="T240"><text:s/></text:span><text:span text:style-name="T241">компанией</text:span><text:span text:style-name="T242"><text:s/>Geoworks<text:s/></text:span><text:span text:style-name="T243">для</text:span><text:span text:style-name="T244"><text:s/></text:span><text:span text:style-name="T245">персональных</text:span><text:span text:style-name="T246"><text:s/></text:span><text:span text:style-name="T247">компьютеров</text:span><text:span text:style-name="T248">. PC/GEOS<text:s/></text:span><text:span text:style-name="T249">была</text:span><text:span text:style-name="T250"><text:s/></text:span><text:span text:style-name="T251">популярна</text:span><text:span text:style-name="T252"><text:s/></text:span><text:span text:style-name="T253">в</text:span><text:span text:style-name="T254"><text:s/>80-90-</text:span><text:span text:style-name="T255">х</text:span><text:span text:style-name="T256"><text:s/></text:span><text:span text:style-name="T257">годах</text:span><text:span text:style-name="T258"><text:s/>XX<text:s/></text:span><text:span text:style-name="T259">века</text:span><text:span text:style-name="T260">,<text:s/></text:span><text:span text:style-name="T261">особенно</text:span><text:span text:style-name="T262"><text:s/></text:span><text:span text:style-name="T263">среди</text:span><text:span text:style-name="T264"><text:s/></text:span><text:span text:style-name="T265">пользователей</text:span><text:span text:style-name="T266"><text:s/></text:span><text:span text:style-name="T267">ПК</text:span><text:span text:style-name="T268"><text:s/></text:span><text:span text:style-name="T269">с</text:span><text:span text:style-name="T270"><text:s/></text:span><text:span text:style-name="T271">процессорами</text:span><text:span text:style-name="T272"><text:s/>Intel 8086<text:s/></text:span><text:span text:style-name="T273">и</text:span><text:span text:style-name="T274"><text:s/>80286.</text:span></text:p>
        </text:list-item>
        <text:list-item>
          <text:p text:style-name="P34"><text:span text:style-name="T275">Каким</text:span><text:span text:style-name="T276"><text:s/></text:span><text:span text:style-name="T277">образом</text:span><text:span text:style-name="T278"><text:s/></text:span><text:span text:style-name="T279">восстановить</text:span><text:span text:style-name="T280"><text:s/></text:span><text:span text:style-name="T281">удаленные</text:span><text:span text:style-name="T282"><text:s/></text:span><text:span text:style-name="T283">файлы</text:span><text:span text:style-name="T284"><text:s/></text:span><text:span text:style-name="T285">в</text:span><text:span text:style-name="T286"><text:s/>DOS?<text:s/></text:span><text:span text:style-name="T287">Возможно</text:span><text:span text:style-name="T288"><text:s/></text:span><text:span text:style-name="T289">ли</text:span><text:span text:style-name="T290"><text:s/></text:span><text:span text:style-name="T291">это</text:span><text:span text:style-name="T292">?</text:span><text:span text:style-name="T293"><text:line-break/></text:span><text:span text:style-name="T294">В</text:span><text:span text:style-name="T295"><text:s/>DOS<text:s/></text:span><text:span text:style-name="T296">удаленные</text:span><text:span text:style-name="T297"><text:s/></text:span><text:span text:style-name="T298">файлы</text:span><text:span text:style-name="T299"><text:s/></text:span><text:span text:style-name="T300">обычно</text:span><text:span text:style-name="T301"><text:s/></text:span><text:span text:style-name="T302">не</text:span><text:span text:style-name="T303"><text:s/></text:span><text:span text:style-name="T304">перемещаются</text:span><text:span text:style-name="T305"><text:s/></text:span><text:span text:style-name="T306">в</text:span><text:span text:style-name="T307"><text:s/></text:span><text:span text:style-name="T308">корзину</text:span><text:span text:style-name="T309">,<text:s/></text:span><text:span text:style-name="T310">как</text:span><text:span text:style-name="T311"><text:s/></text:span><text:span text:style-name="T312">в</text:span><text:span text:style-name="T313"><text:s/></text:span><text:span text:style-name="T314">современных</text:span><text:span text:style-name="T315"><text:s/></text:span><text:span text:style-name="T316">операционных</text:span><text:span text:style-name="T317"><text:s/></text:span><text:span text:style-name="T318">системах</text:span><text:span text:style-name="T319">.<text:s/></text:span><text:span text:style-name="T320">Однако</text:span><text:span text:style-name="T321">,<text:s/></text:span><text:span text:style-name="T322">если</text:span><text:span text:style-name="T323"><text:s/></text:span><text:span text:style-name="T324">файл</text:span><text:span text:style-name="T325"><text:s/></text:span><text:span text:style-name="T326">был</text:span><text:span text:style-name="T327"><text:s/></text:span><text:span text:style-name="T328">только</text:span><text:span text:style-name="T329"><text:s/></text:span><text:span text:style-name="T330">помечен</text:span><text:span text:style-name="T331"><text:s/></text:span><text:span text:style-name="T332">как</text:span><text:span text:style-name="T333"><text:s/></text:span><text:span text:style-name="T334">удаленный</text:span><text:span text:style-name="T335">,<text:s/></text:span><text:span text:style-name="T336">но</text:span><text:span text:style-name="T337"><text:s/></text:span><text:span text:style-name="T338">физически</text:span><text:span text:style-name="T339"><text:s/></text:span><text:span text:style-name="T340">его</text:span><text:span text:style-name="T341"><text:s/></text:span><text:span text:style-name="T342">содержимое</text:span><text:span text:style-name="T343"><text:s/></text:span><text:span text:style-name="T344">еще</text:span><text:span text:style-name="T345"><text:s/></text:span><text:span text:style-name="T346">находится</text:span><text:span text:style-name="T347"><text:s/></text:span><text:span text:style-name="T348">на</text:span><text:span text:style-name="T349"><text:s/></text:span><text:span text:style-name="T350">диске</text:span><text:span text:style-name="T351">,<text:s/></text:span><text:span text:style-name="T352">то</text:span><text:span text:style-name="T353"><text:s/></text:span><text:span text:style-name="T354">можно</text:span><text:span text:style-name="T355"><text:s/></text:span><text:span text:style-name="T356">воспользоваться</text:span><text:span text:style-name="T357"><text:s/></text:span><text:span text:style-name="T358">утилитами</text:span><text:span text:style-name="T359"><text:s/></text:span><text:span text:style-name="T360">для</text:span><text:span text:style-name="T361"><text:s/></text:span><text:span text:style-name="T362">восстановления</text:span><text:span text:style-name="T363"><text:s/></text:span><text:span text:style-name="T364">данных</text:span><text:span text:style-name="T365">,<text:s/></text:span><text:span text:style-name="T366">такими</text:span><text:span text:style-name="T367"><text:s/></text:span><text:span text:style-name="T368">как</text:span><text:span text:style-name="T369"><text:s/>Norton Utilities<text:s/></text:span><text:span text:style-name="T370">или</text:span><text:span text:style-name="T371"><text:s/>PC Tools.<text:s/></text:span><text:span text:style-name="T372">Эти</text:span><text:span text:style-name="T373"><text:s/></text:span><text:span text:style-name="T374">программы</text:span><text:span text:style-name="T375"><text:s/></text:span><text:span text:style-name="T376">могут</text:span><text:span text:style-name="T377"><text:s/></text:span><text:span text:style-name="T378">попытаться</text:span><text:span text:style-name="T379"><text:s/></text:span><text:span text:style-name="T380">восстановить</text:span><text:span text:style-name="T381"><text:s/></text:span><text:span text:style-name="T382">файлы</text:span><text:span text:style-name="T383">,<text:s/></text:span><text:span text:style-name="T384">которые</text:span><text:span text:style-name="T385"><text:s/></text:span><text:span text:style-name="T386">были</text:span><text:span text:style-name="T387"><text:s/></text:span><text:span text:style-name="T388">удалены</text:span><text:span text:style-name="T389">,<text:s/></text:span><text:span text:style-name="T390">но</text:span><text:span text:style-name="T391"><text:s/></text:span><text:span text:style-name="T392">при</text:span><text:span text:style-name="T393"><text:s/></text:span><text:span text:style-name="T394">этом</text:span><text:span text:style-name="T395"><text:s/></text:span><text:span text:style-name="T396">не</text:span><text:span text:style-name="T397"><text:s/></text:span><text:span text:style-name="T398">была</text:span><text:span text:style-name="T399"><text:s/></text:span><text:span text:style-name="T400">произведена</text:span><text:span text:style-name="T401"><text:s/></text:span><text:span text:style-name="T402">перезапись</text:span><text:span text:style-name="T403"><text:s/></text:span><text:span text:style-name="T404">данных</text:span><text:span text:style-name="T405"><text:s/></text:span><text:span text:style-name="T406">на</text:span><text:span text:style-name="T407"><text:s/></text:span><text:span text:style-name="T408">диске</text:span><text:span text:style-name="T409">.</text:span></text:p>
        </text:list-item>
        <text:list-item>
          <text:p text:style-name="P34"><text:span text:style-name="T410">Режим</text:span><text:span text:style-name="T411"><text:s/>"Virtual 8086 Address Mode"<text:s/></text:span><text:span text:style-name="T412">это</text:span><text:span text:style-name="T413">?<text:s/></text:span><text:span text:style-name="T414">Каким</text:span><text:span text:style-name="T415"><text:s/></text:span><text:span text:style-name="T416">образом</text:span><text:span text:style-name="T417"><text:s/></text:span><text:span text:style-name="T418">и</text:span><text:span text:style-name="T419"><text:s/></text:span><text:span text:style-name="T420">где</text:span><text:span text:style-name="T421"><text:s/></text:span><text:span text:style-name="T422">он</text:span><text:span text:style-name="T423"><text:s/></text:span><text:span text:style-name="T424">реализуется</text:span><text:span text:style-name="T425">?</text:span><text:span text:style-name="T426"><text:line-break/></text:span><text:span text:style-name="T427">Режим</text:span><text:span text:style-name="T428"><text:s/>"Virtual 8086 Address Mode" -<text:s/></text:span><text:span text:style-name="T429">это</text:span><text:span text:style-name="T430"><text:s/></text:span><text:span text:style-name="T431">режим</text:span><text:span text:style-name="T432"><text:s/></text:span><text:span text:style-name="T433">работы</text:span><text:span text:style-name="T434"><text:s/></text:span><text:span text:style-name="T435">процессора</text:span><text:span text:style-name="T436"><text:s/>Intel 80386<text:s/></text:span><text:span text:style-name="T437">и</text:span><text:span text:style-name="T438"><text:s/></text:span><text:span text:style-name="T439">более</text:span><text:span text:style-name="T440"><text:s/></text:span><text:span text:style-name="T441">поздних</text:span><text:span text:style-name="T442"><text:s/></text:span><text:span text:style-name="T443">моделей</text:span><text:span text:style-name="T444">,<text:s/></text:span><text:span text:style-name="T445">который</text:span><text:span text:style-name="T446"><text:s/></text:span><text:span text:style-name="T447">позволяет</text:span><text:span text:style-name="T448"><text:s/></text:span><text:span text:style-name="T449">запускать</text:span><text:span text:style-name="T450"><text:s/></text:span><text:span text:style-name="T451">несколько</text:span><text:span text:style-name="T452"><text:s/></text:span><text:span text:style-name="T453">виртуальных</text:span><text:span text:style-name="T454"><text:s/>DOS-</text:span><text:span text:style-name="T455">сеансов</text:span><text:span text:style-name="T456"><text:s/></text:span><text:span text:style-name="T457">на</text:span><text:span text:style-name="T458"><text:s/></text:span><text:span text:style-name="T459">компьютере</text:span><text:span text:style-name="T460"><text:s/></text:span><text:span text:style-name="T461">под</text:span><text:span text:style-name="T462"><text:s/></text:span><text:span text:style-name="T463">управлением</text:span><text:span text:style-name="T464"><text:s/></text:span><text:span text:style-name="T465">операционной</text:span><text:span text:style-name="T466"><text:s/></text:span><text:span text:style-name="T467">системы</text:span><text:span text:style-name="T468">,<text:s/></text:span><text:span text:style-name="T469">такой</text:span><text:span text:style-name="T470"><text:s/></text:span><text:span text:style-name="T471">как</text:span><text:span text:style-name="T472"><text:s/>Windows.<text:s/></text:span><text:span text:style-name="T473">Этот</text:span><text:span text:style-name="T474"><text:s/></text:span><text:span text:style-name="T475">режим</text:span><text:span text:style-name="T476"><text:s/></text:span><text:span text:style-name="T477">реализуется</text:span><text:span text:style-name="T478"><text:s/></text:span><text:span text:style-name="T479">внутри</text:span><text:span text:style-name="T480"><text:s/></text:span><text:span text:style-name="T481">операционной</text:span><text:span text:style-name="T482"><text:s/></text:span><text:span text:style-name="T483">системы</text:span><text:span text:style-name="T484">,<text:s/></text:span><text:span text:style-name="T485">которая</text:span><text:span text:style-name="T486"><text:s/></text:span><text:span text:style-name="T487">создает</text:span><text:span text:style-name="T488"><text:s/></text:span><text:span text:style-name="T489">виртуальные</text:span><text:span text:style-name="T490"><text:s/></text:span><text:span text:style-name="T491">окружения</text:span><text:span text:style-name="T492"><text:s/></text:span><text:span text:style-name="T493">для</text:span><text:span text:style-name="T494"><text:s/></text:span><text:span text:style-name="T495">запуска</text:span><text:span text:style-name="T496"><text:s/>DOS-</text:span><text:span text:style-name="T497">приложений</text:span><text:span text:style-name="T498">.</text:span></text:p>
        </text:list-item>
        <text:list-item>
          <text:p text:style-name="P34"><text:span text:style-name="T499">Основа</text:span><text:span text:style-name="T500"><text:s/>(</text:span><text:span text:style-name="T501">инстанс</text:span><text:span text:style-name="T502">)<text:s/></text:span><text:span text:style-name="T503">ОС</text:span><text:span text:style-name="T504"><text:s/>DOS -<text:s/></text:span><text:span text:style-name="T505">это</text:span><text:span text:style-name="T506"><text:s/>...</text:span><text:span text:style-name="T507"><text:line-break/></text:span><text:span text:style-name="T508">ОС</text:span><text:span text:style-name="T509"><text:s/>DOS<text:s/></text:span><text:span text:style-name="T510">базируется</text:span><text:span text:style-name="T511"><text:s/></text:span><text:span text:style-name="T512">на</text:span><text:span text:style-name="T513"><text:s/></text:span><text:span text:style-name="T514">фай</text:span><text:span text:style-name="T515">+</text:span><text:span text:style-name="T516">ловой</text:span><text:span text:style-name="T517"><text:s/></text:span><text:span text:style-name="T518">системе</text:span><text:span text:style-name="T519"><text:s/>FAT (File Allocation Table)<text:s/></text:span><text:span text:style-name="T520">и</text:span><text:span text:style-name="T521"><text:s/></text:span><text:span text:style-name="T522">ядре</text:span><text:span text:style-name="T523">,<text:s/></text:span><text:span text:style-name="T524">обеспечивающем</text:span><text:span text:style-name="T525"><text:s/></text:span><text:span text:style-name="T526">базовые</text:span><text:span text:style-name="T527"><text:s/></text:span><text:span text:style-name="T528">операции</text:span><text:span text:style-name="T529"><text:s/></text:span><text:span text:style-name="T530">с</text:span><text:span text:style-name="T531"><text:s/></text:span><text:span text:style-name="T532">файлами</text:span><text:span text:style-name="T533">,<text:s/></text:span><text:span text:style-name="T534">управление</text:span><text:span text:style-name="T535"><text:s/></text:span><text:span text:style-name="T536">памятью</text:span><text:span text:style-name="T537"><text:s/></text:span><text:span text:style-name="T538">и</text:span><text:span text:style-name="T539"><text:s/></text:span><text:span text:style-name="T540">вводом</text:span><text:span text:style-name="T541">-</text:span><text:span text:style-name="T542">выводом</text:span><text:span text:style-name="T543">.<text:s/></text:span><text:span text:style-name="T544">Например</text:span><text:span text:style-name="T545">, MS-DOS,<text:s/></text:span><text:span text:style-name="T546">одна</text:span><text:span text:style-name="T547"><text:s/></text:span><text:span text:style-name="T548">из</text:span><text:span text:style-name="T549"><text:s/></text:span><text:span text:style-name="T550">самых</text:span><text:span text:style-name="T551"><text:s/></text:span><text:span text:style-name="T552">распространенных</text:span><text:span text:style-name="T553"><text:s/></text:span><text:span text:style-name="T554">версий</text:span><text:span text:style-name="T555"><text:s/>DOS,<text:s/></text:span><text:span text:style-name="T556">имеет</text:span><text:span text:style-name="T557"><text:s/></text:span><text:span text:style-name="T558">свою</text:span><text:span text:style-name="T559"><text:s/></text:span><text:span text:style-name="T560">собственную</text:span><text:span text:style-name="T561"><text:s/></text:span><text:span text:style-name="T562">версию</text:span><text:span text:style-name="T563"><text:s/></text:span><text:span text:style-name="T564">файловой</text:span><text:span text:style-name="T565"><text:s/></text:span><text:span text:style-name="T566">системы</text:span><text:span text:style-name="T567"><text:s/>FAT<text:s/></text:span><text:span text:style-name="T568">и</text:span><text:span text:style-name="T569"><text:s/></text:span><text:span text:style-name="T570">набор</text:span><text:span text:style-name="T571"><text:s/></text:span><text:span text:style-name="T572">драйверов</text:span><text:span text:style-name="T573"><text:s/></text:span><text:span text:style-name="T574">для</text:span><text:span text:style-name="T575"><text:s/></text:span><text:span text:style-name="T576">работы</text:span><text:span text:style-name="T577"><text:s/></text:span><text:span text:style-name="T578">с</text:span><text:span text:style-name="T579"><text:s/></text:span><text:span text:style-name="T580">железом</text:span><text:span text:style-name="T581">.</text:span></text:p>
        </text:list-item>
      </text:list>
      <text:p text:style-name="P35"><text:span text:style-name="T5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